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Arial1" fo:font-size="12pt" style:font-size-asian="12pt" style:font-size-complex="12pt"/>
    </style:style>
    <style:style style:name="P2" style:family="paragraph" style:parent-style-name="Heading_20_2">
      <style:paragraph-properties fo:text-align="center" style:justify-single-word="false"/>
      <style:text-properties style:font-name="Arial1" fo:font-size="12pt" style:font-size-asian="12pt" style:font-size-complex="12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1" fo:font-size="12pt" officeooo:rsid="0007d7fa" officeooo:paragraph-rsid="00091250" style:font-size-asian="12pt" style:font-size-complex="12pt"/>
    </style:style>
    <style:style style:name="P4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1" fo:font-size="12pt" officeooo:rsid="000debd8" officeooo:paragraph-rsid="000debd8" style:font-size-asian="12pt" style:font-size-complex="12pt"/>
    </style:style>
    <style:style style:name="P5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1" fo:font-size="12pt" officeooo:rsid="0007d7fa" officeooo:paragraph-rsid="0007d7fa" style:font-size-asian="12pt" style:font-size-complex="12pt"/>
    </style:style>
    <style:style style:name="P6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1" fo:font-size="12pt" officeooo:rsid="0007d7fa" officeooo:paragraph-rsid="00091250" style:font-size-asian="12pt" style:font-size-complex="12pt"/>
    </style:style>
    <style:style style:name="P7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1" fo:font-size="12pt" officeooo:rsid="0007d7fa" officeooo:paragraph-rsid="000a20f0" style:font-size-asian="12pt" style:font-size-complex="12pt"/>
    </style:style>
    <style:style style:name="P8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1" fo:font-size="12pt" officeooo:rsid="0007d7fa" officeooo:paragraph-rsid="0007f46d" style:font-size-asian="12pt" style:font-size-complex="12pt"/>
    </style:style>
    <style:style style:name="P9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1" fo:font-size="12pt" officeooo:rsid="0007d7fa" officeooo:paragraph-rsid="000c1edd" style:font-size-asian="12pt" style:font-size-complex="12pt"/>
    </style:style>
    <style:style style:name="P10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1" fo:font-size="12pt" officeooo:paragraph-rsid="0007d7fa" style:font-size-asian="12pt" style:font-size-complex="12pt"/>
    </style:style>
    <style:style style:name="P11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1" fo:font-size="12pt" officeooo:paragraph-rsid="000debd8" style:font-size-asian="12pt" style:font-size-complex="12pt"/>
    </style:style>
    <style:style style:name="P12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1" fo:font-size="12pt" officeooo:paragraph-rsid="000a20f0" style:font-size-asian="12pt" style:font-size-complex="12pt"/>
    </style:style>
    <style:style style:name="P13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1" fo:font-size="12pt" officeooo:paragraph-rsid="00091250" style:font-size-asian="12pt" style:font-size-complex="12pt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1" fo:font-size="12pt" officeooo:paragraph-rsid="000c1edd" style:font-size-asian="12pt" style:font-size-complex="12pt"/>
    </style:style>
    <style:style style:name="P15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1" fo:font-size="12pt" fo:font-weight="bold" officeooo:rsid="000debd8" officeooo:paragraph-rsid="000debd8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1" fo:font-size="12pt" officeooo:rsid="0007d7fa" officeooo:paragraph-rsid="0007d7fa" style:font-size-asian="12pt" style:font-size-complex="12pt"/>
    </style:style>
    <style:style style:name="P17" style:family="paragraph" style:parent-style-name="Standard">
      <style:paragraph-properties fo:margin-top="0cm" fo:margin-bottom="0cm" style:contextual-spacing="false" fo:line-height="150%" fo:text-align="justify" style:justify-single-word="false"/>
    </style:style>
    <style:style style:name="P18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officeooo:paragraph-rsid="000f65bf"/>
    </style:style>
    <style:style style:name="P19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officeooo:paragraph-rsid="0007d7fa"/>
    </style:style>
    <style:style style:name="P20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officeooo:paragraph-rsid="0007f46d"/>
    </style:style>
    <style:style style:name="P21" style:family="paragraph" style:parent-style-name="Standard">
      <style:paragraph-properties fo:line-height="150%" fo:text-align="justify" style:justify-single-word="false"/>
      <style:text-properties officeooo:paragraph-rsid="00091250"/>
    </style:style>
    <style:style style:name="T1" style:family="text">
      <style:text-properties officeooo:rsid="0007d7fa"/>
    </style:style>
    <style:style style:name="T2" style:family="text">
      <style:text-properties officeooo:rsid="0007f46d"/>
    </style:style>
    <style:style style:name="T3" style:family="text">
      <style:text-properties officeooo:rsid="00091250"/>
    </style:style>
    <style:style style:name="T4" style:family="text">
      <style:text-properties officeooo:rsid="000a20f0"/>
    </style:style>
    <style:style style:name="T5" style:family="text">
      <style:text-properties officeooo:rsid="000c1edd"/>
    </style:style>
    <style:style style:name="T6" style:family="text">
      <style:text-properties officeooo:rsid="000debd8"/>
    </style:style>
    <style:style style:name="T7" style:family="text">
      <style:text-properties fo:font-variant="normal" fo:text-transform="none" fo:color="#000000" loext:opacity="100%" style:font-name="Arial" fo:font-size="10.5pt" fo:letter-spacing="normal" fo:font-style="normal" fo:font-weight="normal" officeooo:rsid="000f65bf" style:font-size-asian="12pt" style:font-size-complex="12pt"/>
    </style:style>
    <style:style style:name="T8" style:family="text">
      <style:text-properties fo:font-variant="normal" fo:text-transform="none" fo:color="#000000" loext:opacity="100%" fo:letter-spacing="normal" fo:font-style="normal" fo:font-weight="normal"/>
    </style:style>
    <style:style style:name="T9" style:family="text">
      <style:text-properties fo:font-variant="normal" fo:text-transform="none" fo:color="#000000" loext:opacity="100%" style:font-name="Arial1" fo:font-size="12pt" fo:letter-spacing="normal" officeooo:rsid="000f65bf" style:font-size-asian="12pt" style:font-size-complex="12pt"/>
    </style:style>
    <style:style style:name="T10" style:family="text">
      <style:text-properties officeooo:rsid="000f65bf"/>
    </style:style>
    <style:style style:name="T11" style:family="text">
      <style:text-properties style:font-name="Arial1" fo:font-size="12pt" style:font-size-asian="12pt" style:font-size-complex="12pt"/>
    </style:style>
    <style:style style:name="T12" style:family="text">
      <style:text-properties style:font-name="Arial1" fo:font-size="12pt" officeooo:rsid="000f65bf" style:font-size-asian="12pt" style:font-size-complex="12pt"/>
    </style:style>
    <style:style style:name="T13" style:family="text">
      <style:text-properties style:font-name="Arial1" fo:font-size="12pt" officeooo:rsid="0007d7fa" style:font-size-asian="12pt" style:font-size-complex="12pt"/>
    </style:style>
    <style:style style:name="T14" style:family="text">
      <style:text-properties style:font-name="Arial1" fo:font-size="12pt" officeooo:rsid="000debd8" style:font-size-asian="12pt" style:font-size-complex="12pt"/>
    </style:style>
    <style:style style:name="T15" style:family="text">
      <style:text-properties style:font-name="Arial1" fo:font-size="12pt" officeooo:rsid="00091250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Aluno: Layla Couto</text:p>
      <text:h text:style-name="P2" text:outline-level="2"><text:bookmark text:name="yui_3_17_2_1_1600083203976_90"/>Trabalho prático: quantificadores em TPTP</text:h>
      <text:p text:style-name="P1"/>
      <text:p text:style-name="P17"><text:span text:style-name="T11">%</text:span><text:span text:style-name="T12">Definir que no sistema de arquivos há pastas</text:span></text:p>
      <text:p text:style-name="P5">fof (pasta, axiom, (</text:p>
      <text:p text:style-name="P5"><text:tab/>![X] : (<text:span text:style-name="T3">original(X) | </text:span>?[X]: (pasta(X)))</text:p>
      <text:p text:style-name="P5">)).</text:p>
      <text:p text:style-name="P5"/>
      <text:p text:style-name="P18"><text:span text:style-name="T13">%</text:span><text:span text:style-name="T12">Definir que no sistema de arquivos há arquivos</text:span></text:p>
      <text:p text:style-name="P5">fof (aquivo, axiom, (</text:p>
      <text:p text:style-name="P6"><text:tab/>![X] : (<text:span text:style-name="T3">original(X) | </text:span>?[X]: (arquivo(X)))</text:p>
      <text:p text:style-name="P5">)).</text:p>
      <text:p text:style-name="P5"/>
      <text:p text:style-name="P10"><text:span text:style-name="T1">%Classificação </text:span><text:span text:style-name="T6">de categorias do </text:span><text:span text:style-name="T8">sistema de arquivos</text:span> <text:span text:style-name="T10">como pastas ou arquivos e não são as duas categorias ao mesmo tempo</text:span></text:p>
      <text:p text:style-name="P5">fof (classificacao, axiom, (</text:p>
      <text:p text:style-name="P5"><text:tab/>![X] : (pasta(X) | arquivo(X))</text:p>
      <text:p text:style-name="P5">)).</text:p>
      <text:p text:style-name="P5"/>
      <text:p text:style-name="P18"><text:span text:style-name="T13">%Unicidade Classificação: </text:span><text:span text:style-name="T12">Não são as duas categorias ao mesmo tempo</text:span></text:p>
      <text:p text:style-name="P5">fof (classOrig, axiom, (</text:p>
      <text:p text:style-name="P5"><text:tab/>~?[X] : (pasta(X) &amp; arquivo(X))</text:p>
      <text:p text:style-name="P5">)).</text:p>
      <text:p text:style-name="P5"/>
      <text:p text:style-name="P19"><text:span text:style-name="T13">%Definição </text:span><text:span text:style-name="T12">de </text:span><text:span text:style-name="T13">localização </text:span><text:span text:style-name="T14">no sistema de arquivos</text:span></text:p>
      <text:p text:style-name="P5">fof (localizacao, axiom, (</text:p>
      <text:p text:style-name="P5"><text:tab/>![X,Y] : ((pasta(X,Y) | arquivo(X,Y)) &lt;=&gt; localizacao(X,Y))</text:p>
      <text:p text:style-name="P5">)).</text:p>
      <text:p text:style-name="P5"/>
      <text:p text:style-name="P11"><text:span text:style-name="T1">%</text:span><text:span text:style-name="T6">Nenhum arquivo ou pasta está localizada </text:span><text:span text:style-name="T2">nela mesmo</text:span></text:p>
      <text:p text:style-name="P12"><text:span text:style-name="T1">fof (</text:span><text:span text:style-name="T2">irreL</text:span><text:span text:style-name="T1">oc, </text:span><text:span text:style-name="T4">axiom</text:span><text:span text:style-name="T1">, (</text:span></text:p>
      <text:p text:style-name="P12"><text:span text:style-name="T1"><text:tab/></text:span><text:span text:style-name="T2">~?</text:span><text:span text:style-name="T1">[X,</text:span><text:span text:style-name="T4">Y</text:span><text:span text:style-name="T1">] : (localizacao(X,</text:span><text:span text:style-name="T2">X</text:span><text:span text:style-name="T1">))</text:span></text:p>
      <text:p text:style-name="P7">)).</text:p>
      <text:p text:style-name="P8"/>
      <text:p text:style-name="P8"><text:soft-page-break/></text:p>
      <text:p text:style-name="P20"><text:span text:style-name="T13">%</text:span><text:span text:style-name="T15">Pasta/Arquivo </text:span><text:span text:style-name="T14">raiz: </text:span><text:span text:style-name="T12">Existe um subconjunto de pastas ou arquivos no sistema que são originais</text:span></text:p>
      <text:p text:style-name="P13"><text:span text:style-name="T1">fof (</text:span><text:span text:style-name="T3">original</text:span><text:span text:style-name="T1">, axiom, (</text:span></text:p>
      <text:p text:style-name="P13"><text:span text:style-name="T1"><text:tab/>![X] : (</text:span><text:span text:style-name="T3">original</text:span><text:span text:style-name="T1">(X) &lt;=&gt;</text:span><text:span text:style-name="T2">~?</text:span><text:span text:style-name="T1">[X] : </text:span><text:span text:style-name="T3">(pasta(X) | arquivo(X)))</text:span></text:p>
      <text:p text:style-name="P6">)).</text:p>
      <text:p text:style-name="P3"/>
      <text:p text:style-name="P21"><text:span text:style-name="T13">%</text:span><text:span text:style-name="T15">Assimetria Localização: evitar que ocorra de uma pasta X estar contida na pasta Y e a pasta Y estar contida na pasta X.</text:span></text:p>
      <text:p text:style-name="P13"><text:span text:style-name="T1">fof (</text:span><text:span text:style-name="T3">assimetriaLoc</text:span><text:span text:style-name="T1">, axiom, (</text:span></text:p>
      <text:p text:style-name="P12"><text:span text:style-name="T1"><text:tab/></text:span><text:span text:style-name="T4">~?</text:span><text:span text:style-name="T1">[X,</text:span><text:span text:style-name="T4">Y</text:span><text:span text:style-name="T1">] : </text:span><text:span text:style-name="T4">(</text:span><text:span text:style-name="T1">localizacao(X,Y) </text:span><text:span text:style-name="T4">&amp; </text:span><text:span text:style-name="T1">localizacao(</text:span><text:span text:style-name="T4">Y,X</text:span><text:span text:style-name="T1">))</text:span></text:p>
      <text:p text:style-name="P6">)).</text:p>
      <text:p text:style-name="P6"/>
      <text:p text:style-name="P13"><text:span text:style-name="T1">%</text:span><text:span text:style-name="T4">Definição de ancestralidade </text:span><text:span text:style-name="T10">do sistema</text:span></text:p>
      <text:p text:style-name="P12"><text:span text:style-name="T1">fof (</text:span><text:span text:style-name="T4">defAncestral</text:span><text:span text:style-name="T1">, axiom, (</text:span></text:p>
      <text:p text:style-name="P12"><text:span text:style-name="T1"><text:tab/></text:span><text:span text:style-name="T4">!</text:span><text:span text:style-name="T1">[X,</text:span><text:span text:style-name="T4">Y</text:span><text:span text:style-name="T1">] : </text:span><text:span text:style-name="T4">(</text:span><text:span text:style-name="T1">localizacao(X,Y) </text:span><text:span text:style-name="T4">=&gt; ancestral</text:span><text:span text:style-name="T1">(</text:span><text:span text:style-name="T4">X,Y</text:span><text:span text:style-name="T1">))</text:span></text:p>
      <text:p text:style-name="P7">)).</text:p>
      <text:p text:style-name="P7"/>
      <text:p text:style-name="P7"><text:span text:style-name="T4">%</text:span><text:span text:style-name="T5">Regra de Recursão </text:span><text:span text:style-name="T10">de ancestralidade do sistema</text:span></text:p>
      <text:p text:style-name="P14"><text:span text:style-name="T1">fof (</text:span><text:span text:style-name="T6">r</text:span><text:span text:style-name="T5">e</text:span><text:span text:style-name="T3">c</text:span><text:span text:style-name="T5">Ancestral</text:span><text:span text:style-name="T1">, axiom, (</text:span></text:p>
      <text:p text:style-name="P14"><text:span text:style-name="T1"><text:tab/></text:span><text:span text:style-name="T4">!</text:span><text:span text:style-name="T1">[X,</text:span><text:span text:style-name="T4">Y,</text:span><text:span text:style-name="T5">Z</text:span><text:span text:style-name="T1">] : </text:span><text:span text:style-name="T4">(</text:span><text:span text:style-name="T5">(</text:span><text:span text:style-name="T1">localizacao(X,Y) </text:span><text:span text:style-name="T4">&amp; </text:span><text:span text:style-name="T5">ancestral</text:span><text:span text:style-name="T1">(</text:span><text:span text:style-name="T5">Z,X</text:span><text:span text:style-name="T1">)</text:span><text:span text:style-name="T6">)</text:span><text:span text:style-name="T1"> </text:span><text:span text:style-name="T5">=&gt; ancestral</text:span><text:span text:style-name="T1">(</text:span><text:span text:style-name="T5">Z,Y</text:span><text:span text:style-name="T1">)</text:span><text:span text:style-name="T5">)</text:span></text:p>
      <text:p text:style-name="P9">)).</text:p>
      <text:p text:style-name="P9"/>
      <text:p text:style-name="P9">%<text:span text:style-name="T6">Assimetria Ancestralidade </text:span><text:span text:style-name="T10">do sistema</text:span></text:p>
      <text:p text:style-name="P11"><text:span text:style-name="T1">fof (</text:span><text:span text:style-name="T6">assimetria</text:span><text:span text:style-name="T5">Ances</text:span><text:span text:style-name="T1">, axiom, (</text:span></text:p>
      <text:p text:style-name="P11"><text:span text:style-name="T1"><text:tab/></text:span><text:span text:style-name="T6">~?</text:span><text:span text:style-name="T1">[X,</text:span><text:span text:style-name="T4">Y</text:span><text:span text:style-name="T1">] : </text:span><text:span text:style-name="T4">(</text:span><text:span text:style-name="T5">ancestral</text:span><text:span text:style-name="T1">(</text:span><text:span text:style-name="T6">X,Y</text:span><text:span text:style-name="T1">)</text:span><text:span text:style-name="T5"> </text:span><text:span text:style-name="T6">&amp; </text:span><text:span text:style-name="T5">ancestral</text:span><text:span text:style-name="T1">(</text:span><text:span text:style-name="T6">Y,X</text:span><text:span text:style-name="T1">)</text:span><text:span text:style-name="T6">)</text:span></text:p>
      <text:p text:style-name="P4">)).</text:p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14T08:59:56.542000000</meta:creation-date>
    <dc:date>2020-09-14T10:21:11.239000000</dc:date>
    <meta:editing-duration>PT4M58S</meta:editing-duration>
    <meta:editing-cycles>2</meta:editing-cycles>
    <meta:generator>LibreOffice/7.0.0.3$Windows_X86_64 LibreOffice_project/8061b3e9204bef6b321a21033174034a5e2ea88e</meta:generator>
    <meta:document-statistic meta:table-count="0" meta:image-count="0" meta:object-count="0" meta:page-count="2" meta:paragraph-count="46" meta:word-count="239" meta:character-count="1576" meta:non-whitespace-character-count="1372"/>
  </office:meta>
</office:document-meta>
</file>